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e6e64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33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a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cc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eb61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00d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00d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9966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draw:marker-start="Arrow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draw:marker-start="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ff00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ffff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201in" draw:marker-start="Arrowheads_20_1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="solid" draw:fill-color="#ff808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201in" draw:marker-start="Arrowheads_20_1" draw:marker-start-width="0.1701in" draw:marker-end="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201in" draw:marker-start="Arrow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74" draw:style-name="gr12" draw:text-style-name="P3" svg:x1="7.4606in" svg:y1="2.3362in" svg:x2="7.4571in" svg:y2="1.3354in"><text:p/></draw:line><draw:line text:anchor-type="paragraph" draw:z-index="73" draw:style-name="gr13" draw:text-style-name="P3" svg:x1="7.4638in" svg:y1="2.7535in" svg:x2="6.2083in" svg:y2="2.7535in"><text:p/></draw:line><draw:line text:anchor-type="paragraph" draw:z-index="72" draw:style-name="gr12" draw:text-style-name="P3" svg:x1="7.4654in" svg:y1="2.7516in" svg:x2="7.4638in" svg:y2="2.4681in"><text:p/></draw:line><draw:line text:anchor-type="paragraph" draw:z-index="71" draw:style-name="gr16" draw:text-style-name="P3" svg:x1="7.4571in" svg:y1="2.1807in" svg:x2="6.1354in" svg:y2="2.1807in"><text:p/></draw:line><draw:line text:anchor-type="paragraph" draw:z-index="70" draw:style-name="gr15" draw:text-style-name="P3" svg:x1="8.5579in" svg:y1="2.4016in" svg:x2="6.9071in" svg:y2="2.4016in"><text:p/></draw:line><draw:line text:anchor-type="paragraph" draw:z-index="69" draw:style-name="gr3" draw:text-style-name="P3" svg:x1="9.0831in" svg:y1="4.335in" svg:x2="9.0831in" svg:y2="4.7516in"><text:p/></draw:line><draw:line text:anchor-type="paragraph" draw:z-index="68" draw:style-name="gr3" draw:text-style-name="P3" svg:x1="7.8618in" svg:y1="4.2173in" svg:x2="8.4402in" svg:y2="4.2173in"><text:p/></draw:line><draw:line text:anchor-type="paragraph" draw:z-index="67" draw:style-name="gr12" draw:text-style-name="P3" svg:x1="7.8618in" svg:y1="4.2173in" svg:x2="7.8618in" svg:y2="2.9492in"><text:p/></draw:line><draw:line text:anchor-type="paragraph" draw:z-index="66" draw:style-name="gr13" draw:text-style-name="P3" svg:x1="7.8618in" svg:y1="2.9492in" svg:x2="6.928in" svg:y2="2.9492in"><text:p/></draw:line><draw:custom-shape text:anchor-type="paragraph" draw:z-index="65" draw:style-name="gr14" draw:text-style-name="P5" svg:width="2.324in" svg:height="0.4469in" svg:x="7.8665in" svg:y="4.7472in"><text:p text:style-name="P3"><text:span text:style-name="T6">bXing distributions</text:span></text:p><text:p text:style-name="P3"><text:span text:style-name="T1">pdf_bXings_run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64" draw:style-name="gr14" draw:text-style-name="P3" svg:width="1.3303in" svg:height="0.2157in" svg:x="8.4165in" svg:y="4.1201in"><text:p text:style-name="P3">ghost_script_run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63" draw:style-name="gr12" draw:text-style-name="P3" svg:x1="5.8228in" svg:y1="4.9154in" svg:x2="5.3791in" svg:y2="4.9154in"><text:p/></draw:line><draw:line text:anchor-type="paragraph" draw:z-index="59" draw:style-name="gr3" draw:text-style-name="P3" svg:x1="4.5728in" svg:y1="5.7193in" svg:x2="4.5728in" svg:y2="5.0528in"><text:p/></draw:line><draw:line text:anchor-type="paragraph" draw:z-index="61" draw:style-name="gr3" draw:text-style-name="P3" svg:x1="5.8228in" svg:y1="4.9071in" svg:x2="5.8291in" svg:y2="5.2925in"><text:p/></draw:line><draw:line text:anchor-type="paragraph" draw:z-index="62" draw:style-name="gr12" draw:text-style-name="P3" svg:x1="4.5728in" svg:y1="5.7193in" svg:x2="3.2083in" svg:y2="5.7193in"><text:p/></draw:line><draw:custom-shape text:anchor-type="paragraph" draw:z-index="60" draw:style-name="gr8" draw:text-style-name="P3" svg:width="1.8335in" svg:height="0.4898in" svg:x="4.8335in" svg:y="5.2717in"><text:p text:style-name="P3"><text:span text:style-name="T1">bit_combos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58" draw:style-name="gr8" draw:text-style-name="P3" svg:width="1.5461in" svg:height="0.2606in" svg:x="3.8335in" svg:y="4.7925in"><text:p text:style-name="P3">bit_combinations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57" draw:style-name="gr3" draw:text-style-name="P3" svg:x1="9.0146in" svg:y1="7.3756in" svg:x2="9.0146in" svg:y2="7.7921in"><text:p/></draw:line><draw:custom-shape text:anchor-type="paragraph" draw:z-index="56" draw:style-name="gr8" draw:text-style-name="P3" svg:width="2.1358in" svg:height="0.2713in" svg:x="7.8854in" svg:y="7.7925in"><text:p text:style-name="P3"><text:span text:style-name="T1">run_table.tx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5" draw:style-name="gr12" draw:text-style-name="P3" svg:x1="3.1563in" svg:y1="7.4799in" svg:x2="2.5409in" svg:y2="7.4799in"><text:p/></draw:line><draw:line text:anchor-type="paragraph" draw:z-index="54" draw:style-name="gr12" draw:text-style-name="P3" svg:x1="6.0933in" svg:y1="7.4799in" svg:x2="5.6917in" svg:y2="7.4799in"><text:p/></draw:line><draw:line text:anchor-type="paragraph" draw:z-index="53" draw:style-name="gr3" draw:text-style-name="P3" svg:x1="6.0929in" svg:y1="7.4799in" svg:x2="6.0929in" svg:y2="7.8756in"><text:p/></draw:line><draw:custom-shape text:anchor-type="paragraph" draw:z-index="52" draw:style-name="gr8" draw:text-style-name="P3" svg:width="3.0004in" svg:height="0.2713in" svg:x="3.9689in" svg:y="7.8756in"><text:p text:style-name="P3"><text:span text:style-name="T1">nbx_check/nbx_vs_bxing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1" draw:style-name="gr3" draw:text-style-name="P3" svg:x1="2.5409in" svg:y1="7.4799in" svg:x2="2.5409in" svg:y2="7.8654in"><text:p/></draw:line><draw:custom-shape text:anchor-type="paragraph" draw:z-index="50" draw:style-name="gr8" draw:text-style-name="P3" svg:width="1.8335in" svg:height="0.228in" svg:x="2.0728in" svg:y="7.8654in"><text:p text:style-name="P3"><text:span text:style-name="T1">nbx_check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9" draw:style-name="gr8" draw:text-style-name="P3" svg:width="1.3752in" svg:height="0.2504in" svg:x="8.3646in" svg:y="7.1256in"><text:p text:style-name="P3">make_run_list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8" draw:style-name="gr3" draw:text-style-name="P3" svg:x1="9.0252in" svg:y1="6.6953in" svg:x2="9.0252in" svg:y2="7.1118in"><text:p/></draw:line><draw:line text:anchor-type="paragraph" draw:z-index="47" draw:style-name="gr3" draw:text-style-name="P3" svg:x1="9.1945in" svg:y1="2.5476in" svg:x2="9.1945in" svg:y2="2.9642in"><text:p/></draw:line><draw:custom-shape text:anchor-type="paragraph" draw:z-index="46" draw:style-name="gr14" draw:text-style-name="P5" svg:width="2.324in" svg:height="0.4469in" svg:x="8.1425in" svg:y="2.972in"><text:p text:style-name="P3"><text:span text:style-name="T6">bXing distributions</text:span></text:p><text:p text:style-name="P3"><text:span text:style-name="T1">pdf_bXings_fill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5" draw:style-name="gr14" draw:text-style-name="P3" svg:width="1.3303in" svg:height="0.2157in" svg:x="8.5575in" svg:y="2.3327in"><text:p text:style-name="P3">ghost_script_fill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44" draw:style-name="gr13" draw:text-style-name="P3" svg:x1="7.2563in" svg:y1="3.5256in" svg:x2="5.6354in" svg:y2="3.5256in"><text:p/></draw:line><draw:line text:anchor-type="paragraph" draw:z-index="43" draw:style-name="gr3" draw:text-style-name="P3" svg:x1="4.8327in" svg:y1="6.9854in" svg:x2="4.948in" svg:y2="7.3756in"><text:p/></draw:line><draw:custom-shape text:anchor-type="paragraph" draw:z-index="42" draw:style-name="gr8" draw:text-style-name="P3" svg:width="1.1713in" svg:height="0.2606in" svg:x="3.1563in" svg:y="7.3547in"><text:p text:style-name="P3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1" draw:style-name="gr12" draw:text-style-name="P3" svg:x1="3.3063in" svg:y1="4.5008in" svg:x2="3.5728in" svg:y2="4.5008in"><text:p/></draw:line><draw:line text:anchor-type="paragraph" draw:z-index="40" draw:style-name="gr3" draw:text-style-name="P3" svg:x1="3.5728in" svg:y1="2.6047in" svg:x2="4.2992in" svg:y2="2.6047in"><text:p/></draw:line><draw:line text:anchor-type="paragraph" draw:z-index="39" draw:style-name="gr12" draw:text-style-name="P3" svg:x1="3.5728in" svg:y1="4.5004in" svg:x2="3.5728in" svg:y2="2.6047in"><text:p/></draw:line><draw:line text:anchor-type="paragraph" draw:z-index="38" draw:style-name="gr3" draw:text-style-name="P3" svg:x1="0.4126in" svg:y1="5.1882in" svg:x2="0.4126in" svg:y2="4.5272in"><text:p/></draw:line><draw:custom-shape text:anchor-type="paragraph" draw:z-index="37" draw:style-name="gr11" draw:text-style-name="P5" svg:width="0.813in" svg:height="0.2248in" svg:x="0.1252in" svg:y="4.3028in"><text:p text:style-name="P3"><text:span text:style-name="T6">kicked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6" draw:style-name="gr1" draw:text-style-name="P3" svg:width="1.8677in" svg:height="0.4169in" svg:x="4.622in" svg:y="0.9453in"><text:p text:style-name="P3">polarization data</text:p><text:p text:style-name="P3"><text:span text:style-name="T1">po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rect text:anchor-type="paragraph" draw:z-index="35" draw:style-name="gr10" draw:text-style-name="P3" svg:width="1.0732in" svg:height="0.5213in" svg:x="-0.0681in" svg:y="5.1882in"><text:p text:style-name="P3">bunch_kicker</text:p></draw:rect><draw:line text:anchor-type="paragraph" draw:z-index="34" draw:style-name="gr3" draw:text-style-name="P3" svg:x1="3.6358in" svg:y1="0.3654in" svg:x2="3.4374in" svg:y2="0.9697in"><text:p/></draw:line><draw:custom-shape text:anchor-type="paragraph" draw:z-index="33" draw:style-name="gr9" draw:text-style-name="P3" svg:width="1.8122in" svg:height="0.2425in" svg:x="3.1193in" svg:y="0.1008in"><text:p text:style-name="P3">mod_f17600 (for run13)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32" draw:style-name="gr3" draw:text-style-name="P3" svg:x1="7.8437in" svg:y1="6.3445in" svg:x2="8.552in" svg:y2="6.3445in"><text:p/></draw:line><draw:custom-shape text:anchor-type="paragraph" draw:z-index="31" draw:style-name="gr7" draw:text-style-name="P3" svg:width="1.613in" svg:height="0.6425in" svg:x="8.3957in" svg:y="6.0528in"><text:p text:style-name="P3"><text:span text:style-name="T6">Full relative </text:span></text:p><text:p text:style-name="P3"><text:span text:style-name="T6">luminosity tree</text:span></text:p><text:p text:style-name="P3"><text:span text:style-name="T1">rtree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0" draw:style-name="gr3" draw:text-style-name="P3" svg:x1="5.4063in" svg:y1="6.6465in" svg:x2="6.7335in" svg:y2="6.3236in"><text:p/></draw:line><draw:line text:anchor-type="paragraph" draw:z-index="29" draw:style-name="gr3" draw:text-style-name="P3" svg:x1="4.3949in" svg:y1="6.9854in" svg:x2="3.8228in" svg:y2="7.3547in"><text:p/></draw:line><draw:custom-shape text:anchor-type="paragraph" draw:z-index="28" draw:style-name="gr8" draw:text-style-name="P3" svg:width="1.213in" svg:height="0.2504in" svg:x="4.4791in" svg:y="7.3756in"><text:p text:style-name="P3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7" draw:style-name="gr3" draw:text-style-name="P3" svg:x1="7.2563in" svg:y1="3.5256in" svg:x2="7.2563in" svg:y2="6.1673in"><text:p/></draw:line><draw:custom-shape text:anchor-type="paragraph" draw:z-index="26" draw:style-name="gr7" draw:text-style-name="P3" svg:width="1.1106in" svg:height="0.3642in" svg:x="6.7335in" svg:y="6.1673in"><text:p text:style-name="P3">combineAll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5" draw:style-name="gr3" draw:text-style-name="P3" svg:x1="3.2457in" svg:y1="6.7291in" svg:x2="4.052in" svg:y2="6.7209in"><text:p/></draw:line><draw:custom-shape text:anchor-type="paragraph" draw:z-index="24" draw:style-name="gr6" draw:text-style-name="P3" svg:width="1.6252in" svg:height="0.735in" svg:x="3.9374in" svg:y="6.2508in"><text:p text:style-name="P3"><text:span text:style-name="T1">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3" draw:style-name="gr3" draw:text-style-name="P3" svg:x1="2.6181in" svg:y1="6.0602in" svg:x2="2.6181in" svg:y2="6.5528in"><text:p/></draw:line><draw:line text:anchor-type="paragraph" draw:z-index="22" draw:style-name="gr3" draw:text-style-name="P3" svg:x1="0.8228in" svg:y1="6.772in" svg:x2="0.8228in" svg:y2="7.3059in"><text:p/></draw:line><draw:custom-shape text:anchor-type="paragraph" draw:z-index="21" draw:style-name="gr2" draw:text-style-name="P5" svg:width="1.5823in" svg:height="0.4039in" svg:x="-0.0091in" svg:y="7.3063in"><text:p text:style-name="P3"><text:span text:style-name="T6">Spin Patterns</text:span></text:p><text:p text:style-name="P3"><text:span text:style-name="T1">pattern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0" draw:style-name="gr3" draw:text-style-name="P3" svg:x1="1.5965in" svg:y1="6.0602in" svg:x2="0.9165in" svg:y2="6.5295in"><text:p/></draw:line><draw:line text:anchor-type="paragraph" draw:z-index="19" draw:style-name="gr3" draw:text-style-name="P3" svg:x1="2.4071in" svg:y1="4.8189in" svg:x2="2.4071in" svg:y2="5.3969in"><text:p/></draw:line><draw:custom-shape text:anchor-type="paragraph" draw:z-index="18" draw:style-name="gr2" draw:text-style-name="P3" svg:width="1.6504in" svg:height="0.2425in" svg:x="0.1in" svg:y="6.5299in"><text:p text:style-name="P3">draw_spin_patterns.C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6" draw:text-style-name="P3" svg:width="1.1004in" svg:height="0.2606in" svg:x="2.1457in" svg:y="6.5839in"><text:p text:style-name="P3">sumTree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5" draw:text-style-name="P4" svg:width="2.7307in" svg:height="2.448in" svg:x="4.2992in" svg:y="1.9071in"><text:p text:style-name="P4"><text:span text:style-name="T1"><text:tab/></text:span><text:span text:style-name="T2">rellum4.C</text:span></text:p><text:p text:style-name="P4"><text:tab/><text:span text:style-name="T3">rellum_fills</text:span> creates:</text:p><text:p text:style-name="P4"><text:tab/>- pdf_bXings_fills/[fill#]/*.pdf</text:p><text:p text:style-name="P4"><text:tab/>- (n.b. echo 0 0 0 &gt; kicked)</text:p><text:p text:style-name="P4"><text:tab/><text:span text:style-name="T3">rellum_runs</text:span><text:span text:style-name="T4"> creates:</text:span></text:p><text:p text:style-name="P4"><text:span text:style-name="T4"><text:tab/></text:span><text:span text:style-name="T4">- pdf_bXings_runs/[run#]/*.pdf</text:span></text:p><text:p text:style-name="P4"><text:span text:style-name="T4"><text:tab/></text:span><text:span text:style-name="T4">- (n.b. echo 0 0 0 &gt; kicked)</text:span></text:p><text:p text:style-name="P4"><text:span text:style-name="T5"><text:tab/></text:span><text:span text:style-name="T5">rellum_all</text:span><text:span text:style-name="T1"> </text:span>creates:</text:p><text:p text:style-name="P4"><text:tab/>- rdat_i.root</text:p><text:p text:style-name="P4"><text:tab/>- rdat_fi.root</text:p><text:p text:style-name="P4"><text:tab/>- rdat_bx.root</text:p><text:p text:style-name="P4"><text:tab/>- png_rellum/*.png</text:p><text:p text:style-name="P4"><text:tab/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5" draw:style-name="gr3" draw:text-style-name="P3" svg:x1="0.6665in" svg:y1="3.5209in" svg:x2="1.6768in" svg:y2="4.128in"><text:p/></draw:line><draw:custom-shape text:anchor-type="paragraph" draw:z-index="4" draw:style-name="gr2" draw:text-style-name="P3" svg:width="2.4587in" svg:height="0.6469in" svg:x="1.7398in" svg:y="0.9693in"><text:p text:style-name="P3">CDEV spin patterns</text:p><text:p text:style-name="P3"><text:span text:style-name="T1">$FMSTXT/spinpat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4" draw:style-name="gr4" draw:text-style-name="P3" svg:width="2.0862in" svg:height="0.6469in" svg:x="1.3126in" svg:y="5.4138in"><text:p text:style-name="P3">Scaler Counts Tree</text:p><text:p text:style-name="P3">1 entry / bXing / run</text:p><text:p text:style-name="P3"><text:span text:style-name="T1">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3" draw:style-name="gr3" draw:text-style-name="P3" svg:x1="2.4417in" svg:y1="3.5209in" svg:x2="2.4417in" svg:y2="4.1319in"><text:p/></draw:line><draw:custom-shape text:anchor-type="paragraph" draw:z-index="12" draw:style-name="gr4" draw:text-style-name="P3" svg:width="1.7386in" svg:height="0.687in" svg:x="1.5681in" svg:y="4.1319in"><text:p text:style-name="P3">accumulate →</text:p><text:p text:style-name="P3">→ mkTree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1" draw:style-name="gr3" draw:text-style-name="P3" svg:x1="2.4217in" svg:y1="2.428in" svg:x2="2.4217in" svg:y2="2.8744in"><text:p/></draw:line><draw:line text:anchor-type="paragraph" draw:z-index="10" draw:style-name="gr3" draw:text-style-name="P3" svg:x1="2.4063in" svg:y1="1.6161in" svg:x2="2.4106in" svg:y2="2.0323in"><text:p/></draw:line><draw:line text:anchor-type="paragraph" draw:z-index="9" draw:style-name="gr3" draw:text-style-name="P3" svg:x1="0.7406in" svg:y1="2.2681in" svg:x2="0.7406in" svg:y2="2.8744in"><text:p/></draw:line><draw:line text:anchor-type="paragraph" draw:z-index="8" draw:style-name="gr3" draw:text-style-name="P3" svg:x1="0.7606in" svg:y1="0.9697in" svg:x2="0.7606in" svg:y2="1.576in"><text:p/></draw:line><draw:line text:anchor-type="paragraph" draw:z-index="7" draw:style-name="gr3" draw:text-style-name="P3" svg:x1="2.6354in" svg:y1="0.3965in" svg:x2="2.75in" svg:y2="0.9693in"><text:p/></draw:line><draw:custom-shape text:anchor-type="paragraph" draw:z-index="6" draw:style-name="gr2" draw:text-style-name="P3" svg:width="1.5732in" svg:height="0.6469in" svg:x="1.6772in" svg:y="2.8744in"><text:p text:style-name="P3">STAR bXing </text:p><text:p text:style-name="P3">spin files</text:p><text:p text:style-name="P3"><text:span text:style-name="T1">spinpat/*.spi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5" draw:style-name="gr2" draw:text-style-name="P3" svg:width="1.0941in" svg:height="0.3961in" svg:x="1.8854in" svg:y="2.0319in"><text:p text:style-name="P3">spin_cogg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2" draw:text-style-name="P3" svg:width="1.0106in" svg:height="0.3079in" svg:x="1.8957in" svg:y="0.089in"><text:p text:style-name="P3">getspinpa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style-name="gr1" draw:text-style-name="P3" svg:width="1.0976in" svg:height="0.687in" svg:x="0.1839in" svg:y="1.5854in"><text:p text:style-name="P3">read_scaler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style-name="gr1" draw:text-style-name="P3" svg:width="1.6685in" svg:height="0.6469in" svg:x="-0.0953in" svg:y="2.8744in"><text:p text:style-name="P3">Scaler DAT files</text:p><text:p text:style-name="P3"><text:span text:style-name="T1">datfiles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0" draw:style-name="gr1" draw:text-style-name="P3" svg:width="1.6512in" svg:height="0.6476in" svg:x="0.0055in" svg:y="0.322in"><text:p text:style-name="P3">Raw Scaler </text:p><text:p text:style-name="P3">Files from HPSS</text:p><text:p text:style-name="P3"><text:span text:style-name="T1">sca2013/*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83" draw:style-name="gr3" draw:text-style-name="P3" svg:x1="5.3528in" svg:y1="1.3618in" svg:x2="5.3528in" svg:y2="1.9071in"><text:p/></draw:line><draw:custom-shape text:anchor-type="paragraph" draw:z-index="84" draw:style-name="gr18" draw:text-style-name="P3" svg:width="1.6776in" svg:height="0.5669in" svg:x="8.052in" svg:y="0.9307in"><text:p text:style-name="P3">Matrix Subdirectory</text:p><text:p text:style-name="P3">(next page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5" draw:style-name="gr3" draw:text-style-name="P3" svg:x1="7.4602in" svg:y1="1.3354in" svg:x2="8.052in" svg:y2="1.3354in"><text:p/></draw:line><draw:line text:anchor-type="paragraph" draw:z-index="94" draw:style-name="gr3" draw:text-style-name="P3" svg:x1="0.8382in" svg:y1="4.4378in" svg:x2="1.5681in" svg:y2="4.4307in"><text:p/></draw:line></text:p>
      <text:p text:style-name="P2"><draw:custom-shape text:anchor-type="paragraph" draw:z-index="76" draw:style-name="gr17" draw:text-style-name="P3" svg:width="1.1413in" svg:height="0.2425in" svg:x="0.8528in" svg:y="4.1835in"><text:p text:style-name="P3">DrawMatrix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77" draw:style-name="gr3" draw:text-style-name="P3" svg:x1="1.4772in" svg:y1="2.148in" svg:x2="1.4717in" svg:y2="2.6398in"><text:p/></draw:line><draw:custom-shape text:anchor-type="paragraph" draw:z-index="78" draw:style-name="gr17" draw:text-style-name="P3" svg:width="1.1669in" svg:height="0.2504in" svg:x="1.5709in" svg:y="4.9689in"><text:p text:style-name="P3"><text:span text:style-name="T1">matrix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9" draw:style-name="gr17" draw:text-style-name="P3" svg:width="1.698in" svg:height="0.3358in" svg:x="-0.1272in" svg:y="4.9689in"><text:p text:style-name="P3"><text:span text:style-name="T1">for_mathematica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80" draw:style-name="gr4" draw:text-style-name="P3" svg:width="0.7441in" svg:height="0.2425in" svg:x="0.2535in" svg:y="5.8075in"><text:p text:style-name="P3">SVD.nb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1" draw:style-name="gr17" draw:text-style-name="P3" svg:width="0.5941in" svg:height="0.2425in" svg:x="1.1445in" svg:y="2.6583in"><text:p text:style-name="P3">hadd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2" draw:style-name="gr17" draw:text-style-name="P3" svg:width="2.3335in" svg:height="0.2815in" svg:x="0.2929in" svg:y="3.3819in"><text:p text:style-name="P3"><text:span text:style-name="T1">matrix/rootfiles/al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5" draw:style-name="gr17" draw:text-style-name="P3" svg:width="2.9378in" svg:height="0.3858in" svg:x="0.1602in" svg:y="1.7626in"><text:p text:style-name="P3">matx trees</text:p><text:p text:style-name="P3"><text:span text:style-name="T1">matrix/rootfiles/matx*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86" draw:style-name="gr18" draw:text-style-name="P3" svg:width="2.6732in" svg:height="0.5669in" svg:x="0.239in" svg:y="0.5134in"><text:p text:style-name="P3">Matrix Subdirectory</text:p><text:p text:style-name="P3">(from rellum_fills / rellum_runs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7" draw:style-name="gr3" draw:text-style-name="P3" svg:x1="1.4772in" svg:y1="1.0799in" svg:x2="1.4772in" svg:y2="1.7626in"><text:p/></draw:line><draw:line text:anchor-type="paragraph" draw:z-index="88" draw:style-name="gr3" draw:text-style-name="P3" svg:x1="1.4539in" svg:y1="2.9008in" svg:x2="1.4484in" svg:y2="3.3925in"><text:p/></draw:line><draw:line text:anchor-type="paragraph" draw:z-index="89" draw:style-name="gr3" draw:text-style-name="P3" svg:x1="1.4315in" svg:y1="3.6634in" svg:x2="1.4307in" svg:y2="4.1835in"><text:p/></draw:line><draw:line text:anchor-type="paragraph" draw:z-index="90" draw:style-name="gr3" draw:text-style-name="P3" svg:x1="1.3618in" svg:y1="4.4256in" svg:x2="0.8283in" svg:y2="4.9685in"><text:p/></draw:line><draw:line text:anchor-type="paragraph" draw:z-index="91" draw:style-name="gr3" draw:text-style-name="P3" svg:x1="1.4311in" svg:y1="4.4256in" svg:x2="2.0209in" svg:y2="4.9685in"><text:p/></draw:line><draw:line text:anchor-type="paragraph" draw:z-index="92" draw:style-name="gr3" draw:text-style-name="P3" svg:x1="0.6791in" svg:y1="5.2874in" svg:x2="0.6665in" svg:y2="5.8075in"><text:p/></draw:line><draw:line text:anchor-type="paragraph" draw:z-index="93" draw:style-name="gr3" draw:text-style-name="P3" svg:x1="2.3484in" svg:y1="3.5673in" svg:x2="3.7913in" svg:y2="3.5673in"><text:p/></draw:line><draw:custom-shape text:anchor-type="paragraph" draw:z-index="95" draw:style-name="gr19" draw:text-style-name="P3" svg:width="1.3087in" svg:height="0.235in" svg:x="3.3638in" svg:y="2.0689in"><text:p text:style-name="P3"><text:span text:style-name="T1">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96" draw:style-name="gr11" draw:text-style-name="P3" svg:width="3.6039in" svg:height="2.1862in" svg:x="3.7819in" svg:y="2.8827in"><text:p text:style-name="P3"><text:span text:style-name="T7">BF.C</text:span></text:p><text:p text:style-name="P3"><text:span text:style-name="T7"/></text:p><text:p text:style-name="P4"><text:span text:style-name="T8"><text:tab/></text:span><text:span text:style-name="T8">RunOneAtATime </text:span><text:span text:style-name="T9">creates:</text:span></text:p><text:p text:style-name="P4"><text:span text:style-name="T9"><text:tab/></text:span><text:span text:style-name="T9"> </text:span><text:span text:style-name="T9">- fit_result.[num].[den].root</text:span></text:p><text:p text:style-name="P4"><text:span text:style-name="T9"><text:s/></text:span></text:p><text:p text:style-name="P4"><text:span text:style-name="T3"><text:tab/></text:span><text:span text:style-name="T3">RunPatterns</text:span><text:span text:style-name="T4"> creates:</text:span></text:p><text:p text:style-name="P4"><text:span text:style-name="T4"><text:tab/></text:span><text:span text:style-name="T4"> </text:span><text:span text:style-name="T4">- pats/fit_result.[num].[den].pat[N].root</text:span></text:p><text:p text:style-name="P4"><text:span text:style-name="T4"/></text:p><text:p text:style-name="P4"><text:span text:style-name="T4"><text:tab/></text:span><text:span text:style-name="T4">notes:</text:span></text:p><text:p text:style-name="P4"><text:span text:style-name="T4"><text:tab/></text:span><text:span text:style-name="T4"> </text:span><text:span text:style-name="T4">- r^i = num/den</text:span></text:p><text:p text:style-name="P4"><text:span text:style-name="T4"><text:tab/></text:span><text:span text:style-name="T4"> </text:span><text:span text:style-name="T4">- N := pattern numb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text:anchor-type="paragraph" draw:z-index="97" draw:style-name="gr3" draw:text-style-name="P3" svg:x1="4.0016in" svg:y1="2.3154in" svg:x2="4.337in" svg:y2="2.8945in"><text:p/></draw:line><draw:line text:anchor-type="paragraph" draw:z-index="98" draw:style-name="gr20" draw:text-style-name="P3" svg:x1="6.9972in" svg:y1="4.1736in" svg:x2="8.3862in" svg:y2="4.1681in"><text:p/></draw:line><draw:custom-shape text:anchor-type="paragraph" draw:z-index="99" draw:style-name="gr19" draw:text-style-name="P3" svg:width="1.3087in" svg:height="0.235in" svg:x="4.752in" svg:y="2.0807in"><text:p text:style-name="P3"><text:span text:style-name="T1">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00" draw:style-name="gr3" draw:text-style-name="P3" svg:x1="5.3091in" svg:y1="2.3154in" svg:x2="4.8575in" svg:y2="2.8827in"><text:p/></draw:line><draw:custom-shape text:anchor-type="paragraph" draw:z-index="101" draw:style-name="gr21" draw:text-style-name="P3" svg:width="1.7232in" svg:height="0.2425in" svg:x="8.3882in" svg:y="4.0307in"><text:p text:style-name="P3">ColourPatternPlots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02" draw:style-name="gr22" draw:text-style-name="P3" svg:x1="6.2575in" svg:y1="3.5902in" svg:x2="8.9791in" svg:y2="3.6146in"><text:p/></draw:line><draw:line text:anchor-type="paragraph" draw:z-index="103" draw:style-name="gr23" draw:text-style-name="P3" svg:x1="8.9764in" svg:y1="4.0307in" svg:x2="8.9791in" svg:y2="3.6146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1131" svg:d="m0 564 564 567 567-567-567-564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2:56:20</meta:creation-date>
    <dc:date>2014-09-10T14:06:09.880706285</dc:date>
    <meta:editing-duration>P6DT10H7M43S</meta:editing-duration>
    <meta:editing-cycles>55</meta:editing-cycles>
    <meta:generator>LibreOffice/4.1.3.2$Linux_X86_64 LibreOffice_project/410m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